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bf1a0" officeooo:paragraph-rsid="002bf1a0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4cb45" officeooo:paragraph-rsid="0054cb45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242ae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4cb45" officeooo:paragraph-rsid="0054cb4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9bc6" officeooo:paragraph-rsid="0054cb4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bf1a0" officeooo:paragraph-rsid="002bf1a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cb45" officeooo:paragraph-rsid="0054cb4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4cb45" officeooo:paragraph-rsid="0054cb4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f7bca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officeooo:paragraph-rsid="003f6ead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DejaVu Sans Condensed" officeooo:paragraph-rsid="0054cb45"/>
    </style:style>
    <style:style style:name="P13" style:family="paragraph" style:parent-style-name="Standard">
      <style:paragraph-properties fo:text-align="start" style:justify-single-word="false"/>
      <style:text-properties style:font-name="DejaVu Sans Condensed" officeooo:paragraph-rsid="0058278e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officeooo:rsid="00546502" officeooo:paragraph-rsid="00546502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654ab" officeooo:paragraph-rsid="005654ab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686a0" officeooo:paragraph-rsid="005686a0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1ab0d" officeooo:paragraph-rsid="0054cb45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54cb45" officeooo:paragraph-rsid="0054cb4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officeooo:rsid="0041ab0d" officeooo:paragraph-rsid="0054cb45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f1a0" officeooo:paragraph-rsid="0054cb45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f1a0" officeooo:paragraph-rsid="003f6ead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4cb45" officeooo:paragraph-rsid="0054cb45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paragraph-rsid="002bf1a0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54cb45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8278e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827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6ead" style:font-weight-asian="bold" style:font-weight-complex="bold"/>
    </style:style>
    <style:style style:name="T3" style:family="text">
      <style:text-properties fo:font-weight="bold" officeooo:rsid="0041ab0d" style:font-weight-asian="bold" style:font-weight-complex="bold"/>
    </style:style>
    <style:style style:name="T4" style:family="text">
      <style:text-properties officeooo:rsid="003f6ead"/>
    </style:style>
    <style:style style:name="T5" style:family="text">
      <style:text-properties style:text-line-through-style="none" style:text-line-through-type="none" fo:font-style="normal" style:font-style-asian="normal" style:font-style-complex="normal"/>
    </style:style>
    <style:style style:name="T6" style:family="text">
      <style:text-properties style:text-line-through-style="none" style:text-line-through-type="none" fo:font-style="normal" officeooo:rsid="00546502" style:font-style-asian="normal" style:font-style-complex="normal"/>
    </style:style>
    <style:style style:name="T7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fo:font-size="12pt" fo:font-weight="normal" officeooo:rsid="003f7bca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fo:font-size="12pt" fo:font-weight="normal" officeooo:rsid="00546502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fo:font-size="12pt" fo:font-weight="normal" officeooo:rsid="00416646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fo:font-size="12pt" fo:font-weight="normal" officeooo:rsid="005121ca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fo:font-weight="normal" officeooo:rsid="005b9bc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3f6ead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54cb45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fo:font-weight="normal" officeooo:rsid="002bf1a0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fo:font-weight="bold" officeooo:rsid="00546502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416646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5b9bc6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5c3816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weight="bold" officeooo:rsid="002bf1a0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weight="bold" officeooo:rsid="0054cb45" style:font-size-asian="12pt" style:font-weight-asian="bold" style:font-size-complex="12pt" style:font-weight-complex="bold"/>
    </style:style>
    <style:style style:name="T22" style:family="text">
      <style:text-properties officeooo:rsid="0041ab0d"/>
    </style:style>
    <style:style style:name="T23" style:family="text">
      <style:text-properties officeooo:rsid="0041d374"/>
    </style:style>
    <style:style style:name="T24" style:family="text">
      <style:text-properties officeooo:rsid="0054cb45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473b41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474994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4adeec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4672f1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416646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54cb45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f6ead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bf1a0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41ab0d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41d374" style:font-size-asian="12pt" style:font-weight-asian="bold" style:font-size-complex="12pt" style:font-weight-complex="bold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4d7c90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4f1b7d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4fcb3d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518f79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bf1a0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54cb45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f6ead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41ab0d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41d374" style:font-size-asian="12pt" style:font-weight-asian="normal" style:font-size-complex="12pt" style:font-weight-complex="normal"/>
    </style:style>
    <style:style style:name="T47" style:family="text">
      <style:text-properties style:font-name="DejaVu Sans Condensed" fo:font-size="12pt" fo:font-weight="normal" officeooo:rsid="0054cb45" style:font-size-asian="12pt" style:font-weight-asian="normal" style:font-size-complex="12pt" style:font-weight-complex="normal"/>
    </style:style>
    <style:style style:name="T48" style:family="text">
      <style:text-properties style:font-name="DejaVu Sans Condensed" fo:font-size="12pt" fo:font-weight="bold" officeooo:rsid="0054cb45" style:font-size-asian="12pt" style:font-weight-asian="bold" style:font-size-complex="12pt" style:font-weight-complex="bold"/>
    </style:style>
    <style:style style:name="T49" style:family="text">
      <style:text-properties officeooo:rsid="005686a0"/>
    </style:style>
    <style:style style:name="T50" style:family="text">
      <style:text-properties officeooo:rsid="0035db3e"/>
    </style:style>
    <style:style style:name="T51" style:family="text">
      <style:text-properties officeooo:rsid="005b2f61"/>
    </style:style>
    <style:style style:name="T52" style:family="text">
      <style:text-properties officeooo:rsid="005c2b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5">1<text:span text:style-name="T50">xx</text:span> - Controls</text:p>
          </table:table-cell>
          <table:table-cell table:style-name="Table1.A1" office:value-type="string">
            <text:p text:style-name="P26">2xx - Ground</text:p>
          </table:table-cell>
          <table:table-cell table:style-name="Table1.C1" office:value-type="string">
            <text:p text:style-name="P26">3xx - Flight</text:p>
          </table:table-cell>
          <table:table-cell table:style-name="Table1.D1" office:value-type="string">
            <text:p text:style-name="P26">4xx - A2A</text:p>
          </table:table-cell>
          <table:table-cell table:style-name="Table1.D1" office:value-type="string">
            <text:p text:style-name="P26">5xx - A2G</text:p>
          </table:table-cell>
          <table:table-cell table:style-name="Table1.F1" office:value-type="string">
            <text:p text:style-name="P26">6xx - Misc</text:p>
          </table:table-cell>
        </table:table-row>
      </table:table>
      <text:p text:style-name="P13"><text:span text:style-name="T26">3</text:span><text:span text:style-name="T27">0</text:span><text:span text:style-name="T28">5</text:span><text:span text:style-name="T29"> - </text:span><text:span text:style-name="T30">Flight - </text:span><text:span text:style-name="T31">Navigation</text:span><text:span text:style-name="T32">, EHSD</text:span></text:p>
      <text:p text:style-name="P6"/>
      <text:p text:style-name="P7">Navigat<text:span text:style-name="T24">e to </text:span><text:span text:style-name="T5">Waypoints</text:span><text:span text:style-name="T6">, Markpoints, and Targetpoints</text:span></text:p>
      <text:list text:style-name="L1">
        <text:list-item>
          <text:p text:style-name="P10"><text:span text:style-name="T8">Press </text:span><text:span text:style-name="T16">Lower Gray Button</text:span><text:span text:style-name="T9"> (WINC/</text:span><text:span text:style-name="T8">Waypoint Increment</text:span><text:span text:style-name="T9">)</text:span><text:span text:style-name="T8"> to </text:span><text:span text:style-name="T9">cycle</text:span><text:span text:style-name="T8"> through</text:span><text:span text:style-name="T9"> your currently selected </text:span><text:span text:style-name="T8">point</text:span><text:span text:style-name="T9"> type (Waypoints, Markpoints, or Targetpoints)</text:span><text:span text:style-name="T8">, </text:span><text:span text:style-name="T10">or use </text:span><text:span text:style-name="T17">Waypoint Inc/Dec</text:span><text:span text:style-name="T10"> OSBs on </text:span><text:span text:style-name="T17">ESHD</text:span><text:span text:style-name="T10"> page.</text:span><text:span text:style-name="T11"> <text:s/>Long-press the Waypoint Inc/Dec OSBs to skip to next category (waypoint/markpoint/targetpoint)??</text:span></text:p>
        </text:list-item>
        <text:list-item>
          <text:p text:style-name="P14"><text:span text:style-name="T11">T</text:span><text:span text:style-name="T7">o change the type of point you have selected, </text:span><text:span text:style-name="T18">Long-press Lower Gray Button</text:span><text:span text:style-name="T12"> to open the </text:span><text:span text:style-name="T18">Quick Access Menu</text:span><text:span text:style-name="T12"> on the UFC ODU, then select </text:span><text:span text:style-name="T18">WYPT</text:span><text:span text:style-name="T12">, </text:span><text:span text:style-name="T18">MKPT</text:span><text:span text:style-name="T12">, or </text:span><text:span text:style-name="T18">TGPT</text:span><text:span text:style-name="T12">, optionally enter the number of point you want to select on the UFC keyboard, and press ENT. <text:s/>Now pressing </text:span><text:span text:style-name="T19">Lower Gray Button</text:span><text:span text:style-name="T12"> will cycle through that type of point.</text:span></text:p>
        </text:list-item>
      </text:list>
      <text:p text:style-name="P1"/>
      <text:p text:style-name="P2">Navigate to TACAN beacon</text:p>
      <text:list text:style-name="L2">
        <text:list-item>
          <text:p text:style-name="P22">Tune TACAN:</text:p>
          <text:list>
            <text:list-item>
              <text:p text:style-name="P20">Press <text:span text:style-name="T1">TCN</text:span> button on UFC.</text:p>
            </text:list-item>
            <text:list-item>
              <text:p text:style-name="P21">Enter TACAN channel number on keypad and press <text:span text:style-name="T1">ENT</text:span>.</text:p>
            </text:list-item>
            <text:list-item>
              <text:p text:style-name="P11"><text:span text:style-name="T13">On the </text:span><text:span text:style-name="T14">UFC ODU</text:span><text:span text:style-name="T13">, s</text:span><text:span text:style-name="T15">elect</text:span><text:span text:style-name="T14"> the </text:span><text:span text:style-name="T20">X</text:span><text:span text:style-name="T15"> or </text:span><text:span text:style-name="T20">Y</text:span><text:span text:style-name="T15"> channel, </text:span><text:span text:style-name="T13">and </text:span><text:span text:style-name="T20">T/R</text:span><text:span text:style-name="T14"> or </text:span><text:span text:style-name="T21">A/A</text:span><text:span text:style-name="T14"> mode</text:span><text:span text:style-name="T15">.</text:span></text:p>
            </text:list-item>
            <text:list-item>
              <text:p text:style-name="P20"><text:span text:style-name="T4">Press </text:span><text:span text:style-name="T2">ON/OFF</text:span><text:span text:style-name="T4"> </text:span><text:span text:style-name="T24">button on UFC </text:span><text:span text:style-name="T4">to turn TACAN on.</text:span></text:p>
            </text:list-item>
          </text:list>
        </text:list-item>
        <text:list-item>
          <text:p text:style-name="P23"><text:span text:style-name="T42">On </text:span><text:span text:style-name="T33">E</text:span><text:span text:style-name="T34">HSI</text:span><text:span text:style-name="T42"> page, TACAN bearing and range shows in the upper left corner. <text:s/>Press </text:span><text:span text:style-name="T34">TCN</text:span><text:span text:style-name="T42"> </text:span><text:span text:style-name="T43">OSB </text:span><text:span text:style-name="T42">to put the steering info in the HUD </text:span><text:span text:style-name="T44">(NAV master mode only??).</text:span></text:p>
        </text:list-item>
      </text:list>
      <text:p text:style-name="P3"/>
      <text:p text:style-name="P8">AWLS (ILS)</text:p>
      <text:list text:style-name="L3">
        <text:list-item>
          <text:p text:style-name="P15">TODO</text:p>
        </text:list-item>
        <text:list-item>
          <text:p text:style-name="P16">Must be in STOL or NAV mode for the option to show in the EHSD page.</text:p>
        </text:list-item>
      </text:list>
      <text:p text:style-name="P4"/>
      <text:p text:style-name="P8">EHSD page use</text:p>
      <text:p text:style-name="P9">Change text color for better visibility</text:p>
      <text:list text:style-name="L4">
        <text:list-item>
          <text:p text:style-name="P24"><text:span text:style-name="T47">Press </text:span><text:span text:style-name="T48">MAPM</text:span><text:span text:style-name="T47"> OSB to box, then </text:span><text:span text:style-name="T48">COLOR</text:span><text:span text:style-name="T47"> OSB (B4 OSB) to cycle colors.</text:span></text:p>
        </text:list-item>
      </text:list>
      <text:p text:style-name="P9">Slewing waypoint with TDC</text:p>
      <text:list text:style-name="L5">
        <text:list-item>
          <text:p text:style-name="P12"><text:span text:style-name="T24">P</text:span><text:span text:style-name="T22">ress </text:span><text:span text:style-name="T3">DATA</text:span><text:span text:style-name="T22"> OSB to box.</text:span></text:p>
        </text:list-item>
        <text:list-item>
          <text:p text:style-name="P12"><text:span text:style-name="T45">Press </text:span><text:span text:style-name="T35">POS</text:span><text:span text:style-name="T45"> UFC OSB.</text:span></text:p>
        </text:list-item>
        <text:list-item>
          <text:p text:style-name="P19"><text:span text:style-name="T37">Press </text:span><text:span text:style-name="T25">Dish Hat forward</text:span><text:span text:style-name="T37"> to set TDC to </text:span><text:span text:style-name="T25">INS</text:span><text:span text:style-name="T37">.</text:span></text:p>
        </text:list-item>
        <text:list-item>
          <text:p text:style-name="P19"><text:span text:style-name="T37">Press </text:span><text:span text:style-name="T25">SCL</text:span><text:span text:style-name="T37"> OSB to unbox and set desired zoom. <text:s/></text:span><text:span text:style-name="T46">Slew moves faster when zoomed out, slower when zoomed in.</text:span></text:p>
        </text:list-item>
        <text:list-item>
          <text:p text:style-name="P12"><text:span text:style-name="T46">Use </text:span><text:span text:style-name="T36">TDC slew</text:span><text:span text:style-name="T46"> to move the waypoint on the EHSD map. <text:s/>All movement is saved immediately!</text:span></text:p>
        </text:list-item>
        <text:list-item>
          <text:p text:style-name="P17">On <text:span text:style-name="T1">EHSD</text:span> page, press <text:span text:style-name="T1">DATA</text:span> OSB to unbox <text:span text:style-name="T23">and stop editing.</text:span></text:p>
        </text:list-item>
      </text:list>
      <text:p text:style-name="P9">DESG OSB<text:span text:style-name="T49"> functionality</text:span></text:p>
      <text:list text:style-name="L6">
        <text:list-item>
          <text:p text:style-name="P18">When DESG is boxed, the currently selected <text:span text:style-name="T51">Steer To Point </text:span>(waypoint, markpoint, or targetpoint) is selected as the designated target, and the TPOD is automatically cued to that point.</text:p>
        </text:list-item>
        <text:list-item>
          <text:p text:style-name="P18">If it says DESG STP, the currently selected <text:span text:style-name="T51">Steer To Point</text:span> is still the designated target. <text:s/>If it says DESG TGT, the targeted point has moved away from the <text:span text:style-name="T51">Steer To Point</text:span>.</text:p>
        </text:list-item>
        <text:list-item>
          <text:p text:style-name="P18">Weapon release parameters (e.g. JDAM DLZ, Maverick range indicator) are made relative to the <text:span text:style-name="T51">Steer To Point</text:span> point, which may not be the same as the DESG point (unless it says DESG STP).</text:p>
        </text:list-item>
        <text:list-item>
          <text:p text:style-name="P18">If DESG is boxed, long-pressing Lower Gray Button will automatically set the target point (as designated through TPOD or DMT) to T0 and will select T0 as the <text:span text:style-name="T52">Steer To Point</text:span> point.</text:p>
        </text:list-item>
        <text:list-item>
          <text:p text:style-name="P18">To re-cue the TPOD back to the selected waypoint, un-box and re-box DESG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7T22:13:48.673000000</dc:date>
    <meta:editing-duration>P3DT17H49M1S</meta:editing-duration>
    <meta:editing-cycles>6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6" meta:word-count="470" meta:character-count="2511" meta:non-whitespace-character-count="2093"/>
  </office:meta>
</office:document-meta>
</file>